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stoire:</text:p>
      <text:p text:style-name="Standard"/>
      <text:p text:style-name="Standard">Nom: Eilenn O'Faolain </text:p>
      <text:p text:style-name="Standard">Je suis une jeune femme originaire d'Irlande, venu à Londres pour fuir la police nord-irlandaise. J'ai toujours vécu dans des orphelinats, mes parents ont été arreté et sont en prison. Ils sont membres de la PIRA (Armée républicaine provisoire d'Irlande), Ils auraient fait beaucoup de mort ou aider des criminels. Mon nom est, semble-t-il, assez connu dans le millieu et il m'arrive de recevoir de l'aide de sympathisant (ou des insultes des autres). Ici à Londres, je donne un faux nom quand je peux, ou je nie être de la même famille qu'eux. <text:s/>Cette cause s'est imposée à moi par l'action de mes parents. Dans tous les cas, je me fais discrète maintenant, grâce à une bourse j'ai pu rentré dans la préstigieuse université d'Oxford pour y étudier la pathologie. Je me demande encore comment j'ai fait pour obtenir cette bourse. J'ai surement une bonne étoile. Le programme de l'université est assez libre, je n'ai que peu d'heure de cours ce qui me laisse le temps de trainer dans les bars et me faire un peu d'argent dans des parties de cartes, on trouve toujours un mec pour faire un concours idiot face à une femme. Les pauvres londonniens sont trop crédules face à une jeune femme. Je danse aussi dans des Pub de la capitale cela me rappele un peu mon pays. <text:s/>C'est comme ça que j'ai rencontré Jules-Henri, c'est un jeune <text:s/>treader français, il travail à la City. C'est un garçon formidable, gentil, intelligent et honnête. Son accent est trop sexy. Il ne sait rien sur mon passé. Je lui ai menti et il a compris que mon passé n'était pas une chose dont j'aime parler. On a des projets tous les deux: vacances, travail, maison et famille un jour. <text:s/>Je n'aime pas que d'autres filles lui tournent autour. Je me suis déjà battue avec ses collègues de boulot. Heureusement qu'il m'a calmé sinon je crois que je l'aurais mangé, cette con***e de Claudia.</text:p>
      <text:p text:style-name="Standard"/>
      <text:p text:style-name="Standard"/>
      <text:p text:style-name="Standard"/>
      <text:p text:style-name="Standard"/>
      <text:p text:style-name="Standard"/>
      <text:p text:style-name="Standard">Premier changement:</text:p>
      <text:p text:style-name="Standard"/>
      <text:p text:style-name="Standard">reve</text:p>
      <text:p text:style-name="Standard">immence forest</text:p>
      <text:p text:style-name="Standard">hurlement de loup</text:p>
      <text:p text:style-name="Standard">je cours</text:p>
      <text:p text:style-name="Standard">bruit</text:p>
      <text:p text:style-name="Standard">je jete un baton</text:p>
      <text:p text:style-name="Standard">je me reveille</text:p>
      <text:p text:style-name="Standard">je vais passer ma journée puis vers la fin grosse envie de viande</text:p>
      <text:p text:style-name="Standard">je me tape une cote de boeuf.</text:p>
      <text:p text:style-name="Standard">Old Squirrel – Soho </text:p>
      <text:p text:style-name="Standard"/>
      <text:p text:style-name="Standard"/>
      <text:p text:style-name="Standard">Autour de moi, il y a 7 loups, <text:s/>dans cette clairière. </text:p>
      <text:p text:style-name="Standard">Je m'assoie avec eux. La foret semble écarteler. Je vois père loup, </text:p>
      <text:p text:style-name="Standard"/>
      <text:p text:style-name="Standard"/>
      <text:p text:style-name="Standard">Carte de les enfants de l'apotre.</text:p>
      <text:p text:style-name="Standard">Secte catholigue.</text:p>
      <text:p text:style-name="Standard"><text:soft-page-break/></text:p>
      <text:p text:style-name="Standard">4eme étage</text:p>
      <text:p text:style-name="Standard"/>
      <text:p text:style-name="Standard">je suis assomé par le mec bizarre</text:p>
      <text:p text:style-name="Standard">Oncle de Claudia : Youri Alexdrovich</text:p>
      <text:p text:style-name="Standard"/>
      <text:p text:style-name="Standard"/>
      <text:p text:style-name="Standard">Jack Carter loup garou, <text:s/>meute : La ville invisible. </text:p>
      <text:p text:style-name="Standard">Irraka chasseur des tenebres : Patron d'un bar en plein milieu de Soho.</text:p>
      <text:p text:style-name="Standard">Il y 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7T14:55:50</meta:creation-date>
    <dc:date>2011-08-22T08:39:35</dc:date>
    <meta:editing-duration>P2DT12H47M37S</meta:editing-duration>
    <meta:editing-cycles>13</meta:editing-cycles>
    <meta:generator>LibreOffice/3.4$Linux LibreOffice_project/340m1$Build-103</meta:generator>
    <meta:document-statistic meta:table-count="0" meta:image-count="0" meta:object-count="0" meta:page-count="2" meta:paragraph-count="0" meta:word-count="443" meta:character-count="2475" meta:non-whitespace-character-count="2044"/>
  </office:meta>
</office:document-meta>
</file>